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VariableMethodArgumentResolver.singlePathVariable( PathVariable pathVariable , Class &lt; ? &gt;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VariableMethodArgumentResolver.PathVariableMethodArgumentResolver( @ Nullable ConfigurableBeanFactory factory , ReactiveAdapt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VariableMethodArgumentResolver.handleMissingValue( String name ,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VariableMethodArgumentResolver.supportsParameter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VariableMethodArgumentResolver.handleResolvedValue( @ Nullable Object arg , String name , MethodParameter parameter , Model model ,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thVariableMethodArgumentResolver.createNamedValueInfo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VariableNamedValueInfo.PathVariableNamedValueInfo( PathVariable an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VariableMethodArgumentResolver.resolveNamedValue( String name , MethodParameter parameter ,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